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dressa@And-PC:~/unix_tests$ <text:s/># 1 Navegue até a pasta unix_tests ;</text:p>
      <text:p text:style-name="Standard">andressa@And-PC:~/unix_tests$ # cd unix_tests</text:p>
      <text:p text:style-name="Standard">andressa@And-PC:~/unix_tests$ </text:p>
      <text:p text:style-name="Standard">andressa@And-PC:~/unix_tests$ # Crie um arquivo texto pelo terminal com o nome skills2.txt e adicione os valores Internet , Unix e Bash , um em cada linha.</text:p>
      <text:p text:style-name="Standard">andressa@And-PC:~/unix_tests$ cat&gt; skills2.txt</text:p>
      <text:p text:style-name="Standard">Unix <text:s text:c="32"/></text:p>
      <text:p text:style-name="Standard">Bash</text:p>
      <text:p text:style-name="Standard">andressa@And-PC:~/unix_tests$ # Adicione mais 5 itens à sua lista de skills e depois imprima a lista ordenada no terminal.</text:p>
      <text:p text:style-name="Standard">andressa@And-PC:~/unix_tests$ cat&gt;&gt;skills2.txt</text:p>
      <text:p text:style-name="Standard">sistema internet linux arquivo comando</text:p>
      <text:p text:style-name="Standard">andressa@And-PC:~/unix_tests$ cat&lt;sort skills2.txt</text:p>
      <text:p text:style-name="Standard">bash: sort: Arquivo ou diretório inexistente</text:p>
      <text:p text:style-name="Standard">andressa@And-PC:~/unix_tests$ sort&lt;skills2.txt</text:p>
      <text:p text:style-name="Standard">Bash</text:p>
      <text:p text:style-name="Standard">sistema internet linux arquivo comando</text:p>
      <text:p text:style-name="Standard">Unix</text:p>
      <text:p text:style-name="Standard">andressa@And-PC:~/unix_tests$ rede\shell\java\css\tarefa&gt;&gt;skills2.txt</text:p>
      <text:p text:style-name="Standard">redeshelljavacsstarefa: comando não encontrado</text:p>
      <text:p text:style-name="Standard">andressa@And-PC:~/unix_tests$ rm|grep -v "comando" skills2.txt</text:p>
      <text:p text:style-name="Standard">rm: falta operando</text:p>
      <text:p text:style-name="Standard">Tente "rm --help" para mais informações.</text:p>
      <text:p text:style-name="Standard">Unix</text:p>
      <text:p text:style-name="Standard">Bash</text:p>
      <text:p text:style-name="Standard">andressa@And-PC:~/unix_tests$ cat skills2.txt</text:p>
      <text:p text:style-name="Standard">Unix</text:p>
      <text:p text:style-name="Standard">Bash</text:p>
      <text:p text:style-name="Standard">sistema internet linux arquivo comando</text:p>
      <text:p text:style-name="Standard">andressa@And-PC:~/unix_tests$ cat skills2.txt|grep `s/sistema//g´ &gt; skills2.txt</text:p>
      <text:p text:style-name="Standard">&gt; bash: encontrado EOF inesperado enquanto procurava por ``' correspondente</text:p>
      <text:p text:style-name="Standard">bash: erro de sintaxe: fim prematuro do arquivo</text:p>
      <text:p text:style-name="Standard">andressa@And-PC:~/unix_tests$ cat skills2.txt</text:p>
      <text:p text:style-name="Standard">Unix</text:p>
      <text:p text:style-name="Standard">Bash</text:p>
      <text:p text:style-name="Standard">sistema internet linux arquivo comando</text:p>
      <text:p text:style-name="Standard">andressa@And-PC:~/unix_tests$ cat skills2.txt|grep -v sistema&gt; skills2.txt</text:p>
      <text:p text:style-name="Standard">andressa@And-PC:~/unix_tests$ cat skills2.txt</text:p>
      <text:p text:style-name="Standard">andressa@And-PC:~/unix_tests$ cat &gt;&gt; skills2.txt</text:p>
      <text:p text:style-name="Standard">unix</text:p>
      <text:p text:style-name="Standard">Bash</text:p>
      <text:p text:style-name="Standard">sistema</text:p>
      <text:p text:style-name="Standard">internet</text:p>
      <text:p text:style-name="Standard">linux</text:p>
      <text:p text:style-name="Standard">arquivo</text:p>
      <text:p text:style-name="Standard">comando</text:p>
      <text:p text:style-name="Standard">andressa@And-PC:~/unix_tests$ cat skills2.txt|grep <text:s/>sistema&gt; skills2.txt</text:p>
      <text:p text:style-name="Standard">andressa@And-PC:~/unix_tests$ cat cat skills2.txt|grep -v sistema&gt; skills2.txt</text:p>
      <text:p text:style-name="Standard">cat: cat: Arquivo ou diretório inexistente</text:p>
      <text:p text:style-name="Standard">andressa@And-PC:~/unix_tests$ cat skills2.txt</text:p>
      <text:p text:style-name="Standard">andressa@And-PC:~/unix_tests$ cat &gt;&gt; skills2.txt</text:p>
      <text:p text:style-name="Standard">unix</text:p>
      <text:p text:style-name="Standard"><text:soft-page-break/>Bash</text:p>
      <text:p text:style-name="Standard">sistema</text:p>
      <text:p text:style-name="Standard">internet</text:p>
      <text:p text:style-name="Standard">linux</text:p>
      <text:p text:style-name="Standard">arquivo</text:p>
      <text:p text:style-name="Standard">comando</text:p>
      <text:p text:style-name="Standard">andressa@And-PC:~/unix_tests$ sort&lt; skills2.txt</text:p>
      <text:p text:style-name="Standard">arquivo</text:p>
      <text:p text:style-name="Standard">Bash</text:p>
      <text:p text:style-name="Standard">comando</text:p>
      <text:p text:style-name="Standard">internet</text:p>
      <text:p text:style-name="Standard">linux</text:p>
      <text:p text:style-name="Standard">sistema</text:p>
      <text:p text:style-name="Standard">unix</text:p>
      <text:p text:style-name="Standard">andressa@And-PC:~/unix_tests$ # 4 Conte quantas linhas tem o arquivo skills2.txt .</text:p>
      <text:p text:style-name="Standard">andressa@And-PC:~/unix_tests$ wc -l skills2.txt</text:p>
      <text:p text:style-name="Standard">7 skills2.txt</text:p>
      <text:p text:style-name="Standard">andressa@And-PC:~/unix_tests$ # 5 Crie um arquivo chamado top_skills.txt usando o skills2.txt , contendo as 3 primeiras skills em ordem alfabética.</text:p>
      <text:p text:style-name="Standard">andressa@And-PC:~/unix_tests$ cat skills2.txt|sort|head -3 &gt; top_skills.txt </text:p>
      <text:p text:style-name="Standard">andressa@And-PC:~/unix_tests$ cat top_skills.txt</text:p>
      <text:p text:style-name="Standard">arquivo</text:p>
      <text:p text:style-name="Standard">Bash</text:p>
      <text:p text:style-name="Standard">comando</text:p>
      <text:p text:style-name="Standard">andressa@And-PC:~/unix_tests$ # 6 Crie um novo arquivo chamado phrases2.txt pelo terminal e adicione algumas frases de sua escolh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0:28:04.347077900</meta:creation-date>
    <dc:date>2021-11-15T10:28:57.710221060</dc:date>
    <meta:editing-duration>PT54S</meta:editing-duration>
    <meta:editing-cycles>1</meta:editing-cycles>
    <meta:document-statistic meta:table-count="0" meta:image-count="0" meta:object-count="0" meta:page-count="2" meta:paragraph-count="74" meta:word-count="285" meta:character-count="2588" meta:non-whitespace-character-count="2341"/>
    <meta:generator>LibreOffice/6.4.7.2$Linux_X86_64 LibreOffice_project/40$Build-2</meta:generator>
  </office:meta>
</office:document-meta>
</file>